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51cm"/>
    </style:style>
    <style:style style:name="co3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ffcc"/>
      <style:text-properties style:use-window-font-color="true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border-bottom="none" fo:background-color="#c0c0c0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ackground-color="#c0c0c0" fo:border-left="none" fo:border-right="none" fo:border-top="none"/>
    </style:style>
    <style:style style:name="ce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fo:background-color="#ffffff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c0c0c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ffffff"/>
    </style:style>
    <style:style style:name="ce11" style:family="table-cell" style:parent-style-name="Default" style:data-style-name="N2">
      <style:table-cell-properties fo:border-bottom="0.002cm solid #000000" fo:background-color="#ffffff" fo:border-left="none" fo:border-right="none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>
            <text:p>Check of the dimensionless fractional term s/s+gamma</text:p>
          </table:table-cell>
          <table:table-cell table:number-columns-repeated="13"/>
        </table:table-row>
        <table:table-row table:style-name="ro1">
          <table:table-cell table:number-columns-repeated="8"/>
          <table:table-cell>
            <draw:frame table:end-cell-address="Sheet1.O17" table:end-x="1.133cm" table:end-y="0.027cm" draw:z-index="0" draw:style-name="gr1" svg:width="6.751cm" svg:height="6.642cm" svg:x="0.361cm" svg:y="0.133cm">
              <draw:object draw:notify-on-update-of-ranges="Sheet1.A4:Sheet1.A4 Sheet1.A5:Sheet1.A9 Sheet1.E4:Sheet1.E4 Sheet1.E5:Sheet1.E9 Sheet1.A4:Sheet1.A4 Sheet1.A5:Sheet1.A9 Sheet1.F4:Sheet1.F4 Sheet1.F5:Sheet1.F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Hiemstra 2011</text:p>
          </table:table-cell>
          <table:table-cell table:style-name="ce3" table:number-columns-repeated="3"/>
          <table:table-cell table:style-name="ce4" office:value-type="string">
            <text:p>Yao 2009</text:p>
          </table:table-cell>
          <table:table-cell table:number-columns-repeated="8"/>
        </table:table-row>
        <table:table-row table:style-name="ro1">
          <table:table-cell office:value-type="string">
            <text:p>TA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gamma</text:p>
          </table:table-cell>
          <table:table-cell office:value-type="string">
            <text:p>s/s+gamma</text:p>
          </table:table-cell>
          <table:table-cell office:value-type="string">
            <text:p>direct approximation</text:p>
          </table:table-cell>
          <table:table-cell office:value-type="string">
            <text:p>Rel. error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formula="of:=0.6107*10^(7.5*[.A5]/(237.3+[.A5]))" office:value-type="float" office:value="0.6107">
            <text:p>0.6107</text:p>
          </table:table-cell>
          <table:table-cell table:formula="of:=7.5*237.3/(237.3+[.A5])^2 * LN(10)*[.B5]" office:value-type="float" office:value="0.0444433854706531">
            <text:p>0.0444433854706531</text:p>
          </table:table-cell>
          <table:table-cell table:formula="of:=0.0646+0.00006*[.A5]" office:value-type="float" office:value="0.0646">
            <text:p>0.0646</text:p>
          </table:table-cell>
          <table:table-cell table:formula="of:=[.C5]/([.C5]+[.D5])" office:value-type="float" office:value="0.40757525345372">
            <text:p>0.40757525345372</text:p>
          </table:table-cell>
          <table:table-cell table:formula="of:=0.439+0.01124*[.A5]" office:value-type="float" office:value="0.439">
            <text:p>0.439</text:p>
          </table:table-cell>
          <table:table-cell table:formula="of:=ABS([.E5]-[.F5])/MIN([.E5:.F5])" office:value-type="float" office:value="0.0771017039920667">
            <text:p>0.0771017039920667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formula="of:=0.6107*10^(7.5*[.A6]/(237.3+[.A6]))" office:value-type="float" office:value="0.872157134886487">
            <text:p>0.872157134886487</text:p>
          </table:table-cell>
          <table:table-cell table:formula="of:=7.5*237.3/(237.3+[.A6])^2 * LN(10)*[.B6]" office:value-type="float" office:value="0.0608783117154593">
            <text:p>0.0608783117154593</text:p>
          </table:table-cell>
          <table:table-cell table:formula="of:=0.0646+0.00006*[.A6]" office:value-type="float" office:value="0.0649">
            <text:p>0.0649</text:p>
          </table:table-cell>
          <table:table-cell table:formula="of:=[.C6]/([.C6]+[.D6])" office:value-type="float" office:value="0.484012791117602">
            <text:p>0.484012791117602</text:p>
          </table:table-cell>
          <table:table-cell table:formula="of:=0.439+0.01124*[.A6]" office:value-type="float" office:value="0.4952">
            <text:p>0.4952</text:p>
          </table:table-cell>
          <table:table-cell table:formula="of:=ABS([.E6]-[.F6])/MIN([.E6:.F6])" office:value-type="float" office:value="0.0231134570980366">
            <text:p>0.0231134570980366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formula="of:=0.6107*10^(7.5*[.A7]/(237.3+[.A7]))" office:value-type="float" office:value="1.22773120408398">
            <text:p>1.22773120408398</text:p>
          </table:table-cell>
          <table:table-cell table:formula="of:=7.5*237.3/(237.3+[.A7])^2 * LN(10)*[.B7]" office:value-type="float" office:value="0.0822677750018453">
            <text:p>0.0822677750018453</text:p>
          </table:table-cell>
          <table:table-cell table:formula="of:=0.0646+0.00006*[.A7]" office:value-type="float" office:value="0.0652">
            <text:p>0.0652</text:p>
          </table:table-cell>
          <table:table-cell table:formula="of:=[.C7]/([.C7]+[.D7])" office:value-type="float" office:value="0.557869507428425">
            <text:p>0.557869507428425</text:p>
          </table:table-cell>
          <table:table-cell table:formula="of:=0.439+0.01124*[.A7]" office:value-type="float" office:value="0.5514">
            <text:p>0.5514</text:p>
          </table:table-cell>
          <table:table-cell table:formula="of:=ABS([.E7]-[.F7])/MIN([.E7:.F7])" office:value-type="float" office:value="0.0117328752782471">
            <text:p>0.0117328752782471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formula="of:=0.6107*10^(7.5*[.A8]/(237.3+[.A8]))" office:value-type="float" office:value="2.33778727071698">
            <text:p>2.33778727071698</text:p>
          </table:table-cell>
          <table:table-cell table:formula="of:=7.5*237.3/(237.3+[.A8])^2 * LN(10)*[.B8]" office:value-type="float" office:value="0.144710521113476">
            <text:p>0.144710521113476</text:p>
          </table:table-cell>
          <table:table-cell table:formula="of:=0.0646+0.00006*[.A8]" office:value-type="float" office:value="0.0658">
            <text:p>0.0658</text:p>
          </table:table-cell>
          <table:table-cell table:formula="of:=[.C8]/([.C8]+[.D8])" office:value-type="float" office:value="0.687426549267196">
            <text:p>0.687426549267196</text:p>
          </table:table-cell>
          <table:table-cell table:formula="of:=0.439+0.01124*[.A8]" office:value-type="float" office:value="0.6638">
            <text:p>0.6638</text:p>
          </table:table-cell>
          <table:table-cell table:formula="of:=ABS([.E8]-[.F8])/MIN([.E8:.F8])" office:value-type="float" office:value="0.0355928732557935">
            <text:p>0.0355928732557935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table:formula="of:=0.6107*10^(7.5*[.A9]/(237.3+[.A9]))" office:value-type="float" office:value="4.24207909424903">
            <text:p>4.24207909424903</text:p>
          </table:table-cell>
          <table:table-cell table:formula="of:=7.5*237.3/(237.3+[.A9])^2 * LN(10)*[.B9]" office:value-type="float" office:value="0.243307521398173">
            <text:p>0.243307521398173</text:p>
          </table:table-cell>
          <table:table-cell table:formula="of:=0.0646+0.00006*[.A9]" office:value-type="float" office:value="0.0664">
            <text:p>0.0664</text:p>
          </table:table-cell>
          <table:table-cell table:formula="of:=[.C9]/([.C9]+[.D9])" office:value-type="float" office:value="0.785604173575645">
            <text:p>0.785604173575645</text:p>
          </table:table-cell>
          <table:table-cell table:formula="of:=0.439+0.01124*[.A9]" office:value-type="float" office:value="0.7762">
            <text:p>0.7762</text:p>
          </table:table-cell>
          <table:table-cell table:formula="of:=ABS([.E9]-[.F9])/MIN([.E9:.F9])" office:value-type="float" office:value="0.0121156577887719">
            <text:p>0.0121156577887719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>
            <text:p>Radiation data from Philippin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J/m2/day</text:p>
          </table:table-cell>
          <table:table-cell office:value-type="string">
            <text:p>W/m2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1994-01-15 00:00:00</text:p>
          </table:table-cell>
          <table:table-cell office:value-type="float" office:value="6.29424">
            <text:p>6.29424</text:p>
          </table:table-cell>
          <table:table-cell table:formula="of:=[.B15]*1000000/86400" office:value-type="float" office:value="72.85">
            <text:p>72.85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1994-02-15 00:00:00</text:p>
          </table:table-cell>
          <table:table-cell office:value-type="float" office:value="8.02224">
            <text:p>8.02224</text:p>
          </table:table-cell>
          <table:table-cell table:formula="of:=[.B16]*1000000/86400" office:value-type="float" office:value="92.85">
            <text:p>92.85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1994-03-15 00:00:00</text:p>
          </table:table-cell>
          <table:table-cell office:value-type="float" office:value="11.498112">
            <text:p>11.498112</text:p>
          </table:table-cell>
          <table:table-cell table:formula="of:=[.B17]*1000000/86400" office:value-type="float" office:value="133.08">
            <text:p>133.08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1994-04-15 00:00:00</text:p>
          </table:table-cell>
          <table:table-cell office:value-type="float" office:value="13.226112">
            <text:p>13.226112</text:p>
          </table:table-cell>
          <table:table-cell table:formula="of:=[.B18]*1000000/86400" office:value-type="float" office:value="153.08">
            <text:p>153.08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1994-05-15 00:00:00</text:p>
          </table:table-cell>
          <table:table-cell office:value-type="float" office:value="16.568064">
            <text:p>16.568064</text:p>
          </table:table-cell>
          <table:table-cell table:formula="of:=[.B19]*1000000/86400" office:value-type="float" office:value="191.76">
            <text:p>191.76</text:p>
          </table:table-cell>
          <table:table-cell table:number-columns-repeated="4"/>
          <table:table-cell office:value-type="string">
            <text:p>Print to file as PS and then use ps2eps</text:p>
          </table:table-cell>
          <table:table-cell table:number-columns-repeated="6"/>
        </table:table-row>
        <table:table-row table:style-name="ro1">
          <table:table-cell table:style-name="ce2" office:value-type="string">
            <text:p>1994-06-15 00:00:00</text:p>
          </table:table-cell>
          <table:table-cell office:value-type="float" office:value="13.34016">
            <text:p>13.34016</text:p>
          </table:table-cell>
          <table:table-cell table:formula="of:=[.B20]*1000000/86400" office:value-type="float" office:value="154.4">
            <text:p>154.4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1994-07-15 00:00:00</text:p>
          </table:table-cell>
          <table:table-cell office:value-type="float" office:value="13.221792">
            <text:p>13.221792</text:p>
          </table:table-cell>
          <table:table-cell table:formula="of:=[.B21]*1000000/86400" office:value-type="float" office:value="153.03">
            <text:p>153.03</text:p>
          </table:table-cell>
          <table:table-cell table:number-columns-repeated="4"/>
          <table:table-cell table:style-name="ce5" table:number-columns-repeated="3"/>
          <table:table-cell table:style-name="ce5" office:value-type="string">
            <text:p>Temperature (°C)</text:p>
          </table:table-cell>
          <table:table-cell table:style-name="ce5" table:number-columns-repeated="3"/>
        </table:table-row>
        <table:table-row table:style-name="ro1">
          <table:table-cell table:style-name="ce2" office:value-type="string">
            <text:p>1994-08-15 00:00:00</text:p>
          </table:table-cell>
          <table:table-cell office:value-type="float" office:value="10.413792">
            <text:p>10.413792</text:p>
          </table:table-cell>
          <table:table-cell table:formula="of:=[.B22]*1000000/86400" office:value-type="float" office:value="120.53">
            <text:p>120.53</text:p>
          </table:table-cell>
          <table:table-cell table:number-columns-repeated="4"/>
          <table:table-cell table:style-name="ce6" office:value-type="string">
            <text:p>Radiation (W/m²)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1994-09-15 00:00:00</text:p>
          </table:table-cell>
          <table:table-cell office:value-type="float" office:value="10.132992">
            <text:p>10.132992</text:p>
          </table:table-cell>
          <table:table-cell table:formula="of:=[.B23]*1000000/86400" office:value-type="float" office:value="117.28">
            <text:p>117.28</text:p>
          </table:table-cell>
          <table:table-cell table:number-columns-repeated="4"/>
          <table:table-cell table:style-name="ce7" office:value-type="float" office:value="50">
            <text:p>50</text:p>
          </table:table-cell>
          <table:table-cell table:style-name="ce10" table:formula="of:=(0.61 * (0.439+0.01124*[.I$22]) * [.$H23] / 1000 / (2501-2.375*[.I$22])/1000   - (0.012/100/86400))  * 1000 * 86400" office:value-type="float" office:value="0.404260951137448">
            <text:p>0.40</text:p>
          </table:table-cell>
          <table:table-cell table:style-name="ce10" table:formula="of:=(0.61 * (0.439+0.01124*[.J$22]) * [.$H23] / 1000 / (2501-2.375*[.J$22])/1000   - (0.012/100/86400))  * 1000 * 86400" office:value-type="float" office:value="0.466557384196185">
            <text:p>0.47</text:p>
          </table:table-cell>
          <table:table-cell table:style-name="ce10" table:formula="of:=(0.61 * (0.439+0.01124*[.K$22]) * [.$H23] / 1000 / (2501-2.375*[.K$22])/1000   - (0.012/100/86400))  * 1000 * 86400" office:value-type="float" office:value="0.529453945140192">
            <text:p>0.53</text:p>
          </table:table-cell>
          <table:table-cell table:style-name="ce10" table:formula="of:=(0.61 * (0.439+0.01124*[.L$22]) * [.$H23] / 1000 / (2501-2.375*[.L$22])/1000   - (0.012/100/86400))  * 1000 * 86400" office:value-type="float" office:value="0.592959347870389">
            <text:p>0.59</text:p>
          </table:table-cell>
          <table:table-cell table:style-name="ce10" table:formula="of:=(0.61 * (0.439+0.01124*[.M$22]) * [.$H23] / 1000 / (2501-2.375*[.M$22])/1000   - (0.012/100/86400))  * 1000 * 86400" office:value-type="float" office:value="0.657082475810167">
            <text:p>0.66</text:p>
          </table:table-cell>
          <table:table-cell table:style-name="ce10" table:formula="of:=(0.61 * (0.439+0.01124*[.N$22]) * [.$H23] / 1000 / (2501-2.375*[.N$22])/1000   - (0.012/100/86400))  * 1000 * 86400" office:value-type="float" office:value="0.721832386047947">
            <text:p>0.72</text:p>
          </table:table-cell>
        </table:table-row>
        <table:table-row table:style-name="ro1">
          <table:table-cell table:style-name="ce2" office:value-type="string">
            <text:p>1994-10-15 00:00:00</text:p>
          </table:table-cell>
          <table:table-cell office:value-type="float" office:value="8.210592">
            <text:p>8.210592</text:p>
          </table:table-cell>
          <table:table-cell table:formula="of:=[.B24]*1000000/86400" office:value-type="float" office:value="95.03">
            <text:p>95.03</text:p>
          </table:table-cell>
          <table:table-cell table:number-columns-repeated="4"/>
          <table:table-cell table:style-name="ce7" office:value-type="float" office:value="100">
            <text:p>100</text:p>
          </table:table-cell>
          <table:table-cell table:style-name="ce10" table:formula="of:=(0.61 * (0.439+0.01124*[.I$22]) * [.$H24] / 1000 / (2501-2.375*[.I$22])/1000   - (0.012/100/86400))  * 1000 * 86400" office:value-type="float" office:value="0.928521902274896">
            <text:p>0.93</text:p>
          </table:table-cell>
          <table:table-cell table:style-name="ce10" table:formula="of:=(0.61 * (0.439+0.01124*[.J$22]) * [.$H24] / 1000 / (2501-2.375*[.J$22])/1000   - (0.012/100/86400))  * 1000 * 86400" office:value-type="float" office:value="1.05311476839237">
            <text:p>1.05</text:p>
          </table:table-cell>
          <table:table-cell table:style-name="ce10" table:formula="of:=(0.61 * (0.439+0.01124*[.K$22]) * [.$H24] / 1000 / (2501-2.375*[.K$22])/1000   - (0.012/100/86400))  * 1000 * 86400" office:value-type="float" office:value="1.17890789028038">
            <text:p>1.18</text:p>
          </table:table-cell>
          <table:table-cell table:style-name="ce10" table:formula="of:=(0.61 * (0.439+0.01124*[.L$22]) * [.$H24] / 1000 / (2501-2.375*[.L$22])/1000   - (0.012/100/86400))  * 1000 * 86400" office:value-type="float" office:value="1.30591869574078">
            <text:p>1.31</text:p>
          </table:table-cell>
          <table:table-cell table:style-name="ce10" table:formula="of:=(0.61 * (0.439+0.01124*[.M$22]) * [.$H24] / 1000 / (2501-2.375*[.M$22])/1000   - (0.012/100/86400))  * 1000 * 86400" office:value-type="float" office:value="1.43416495162033">
            <text:p>1.43</text:p>
          </table:table-cell>
          <table:table-cell table:style-name="ce10" table:formula="of:=(0.61 * (0.439+0.01124*[.N$22]) * [.$H24] / 1000 / (2501-2.375*[.N$22])/1000   - (0.012/100/86400))  * 1000 * 86400" office:value-type="float" office:value="1.56366477209589">
            <text:p>1.56</text:p>
          </table:table-cell>
        </table:table-row>
        <table:table-row table:style-name="ro1">
          <table:table-cell table:style-name="ce2" office:value-type="string">
            <text:p>1994-11-15 00:00:00</text:p>
          </table:table-cell>
          <table:table-cell office:value-type="float" office:value="6.800544">
            <text:p>6.800544</text:p>
          </table:table-cell>
          <table:table-cell table:formula="of:=[.B25]*1000000/86400" office:value-type="float" office:value="78.71">
            <text:p>78.71</text:p>
          </table:table-cell>
          <table:table-cell table:number-columns-repeated="4"/>
          <table:table-cell table:style-name="ce7" office:value-type="float" office:value="150">
            <text:p>150</text:p>
          </table:table-cell>
          <table:table-cell table:style-name="ce10" table:formula="of:=(0.61 * (0.439+0.01124*[.I$22]) * [.$H25] / 1000 / (2501-2.375*[.I$22])/1000   - (0.012/100/86400))  * 1000 * 86400" office:value-type="float" office:value="1.45278285341234">
            <text:p>1.45</text:p>
          </table:table-cell>
          <table:table-cell table:style-name="ce10" table:formula="of:=(0.61 * (0.439+0.01124*[.J$22]) * [.$H25] / 1000 / (2501-2.375*[.J$22])/1000   - (0.012/100/86400))  * 1000 * 86400" office:value-type="float" office:value="1.63967215258856">
            <text:p>1.64</text:p>
          </table:table-cell>
          <table:table-cell table:style-name="ce10" table:formula="of:=(0.61 * (0.439+0.01124*[.K$22]) * [.$H25] / 1000 / (2501-2.375*[.K$22])/1000   - (0.012/100/86400))  * 1000 * 86400" office:value-type="float" office:value="1.82836183542058">
            <text:p>1.83</text:p>
          </table:table-cell>
          <table:table-cell table:style-name="ce10" table:formula="of:=(0.61 * (0.439+0.01124*[.L$22]) * [.$H25] / 1000 / (2501-2.375*[.L$22])/1000   - (0.012/100/86400))  * 1000 * 86400" office:value-type="float" office:value="2.01887804361117">
            <text:p>2.02</text:p>
          </table:table-cell>
          <table:table-cell table:style-name="ce10" table:formula="of:=(0.61 * (0.439+0.01124*[.M$22]) * [.$H25] / 1000 / (2501-2.375*[.M$22])/1000   - (0.012/100/86400))  * 1000 * 86400" office:value-type="float" office:value="2.2112474274305">
            <text:p>2.21</text:p>
          </table:table-cell>
          <table:table-cell table:style-name="ce10" table:formula="of:=(0.61 * (0.439+0.01124*[.N$22]) * [.$H25] / 1000 / (2501-2.375*[.N$22])/1000   - (0.012/100/86400))  * 1000 * 86400" office:value-type="float" office:value="2.40549715814384">
            <text:p>2.41</text:p>
          </table:table-cell>
        </table:table-row>
        <table:table-row table:style-name="ro1">
          <table:table-cell table:style-name="ce2" office:value-type="string">
            <text:p>1994-12-15 00:00:00</text:p>
          </table:table-cell>
          <table:table-cell office:value-type="float" office:value="5.43024">
            <text:p>5.43024</text:p>
          </table:table-cell>
          <table:table-cell table:formula="of:=[.B26]*1000000/86400" office:value-type="float" office:value="62.85">
            <text:p>62.85</text:p>
          </table:table-cell>
          <table:table-cell table:number-columns-repeated="4"/>
          <table:table-cell table:style-name="ce8" office:value-type="float" office:value="200">
            <text:p>200</text:p>
          </table:table-cell>
          <table:table-cell table:style-name="ce11" table:formula="of:=(0.61 * (0.439+0.01124*[.I$22]) * [.$H26] / 1000 / (2501-2.375*[.I$22])/1000   - (0.012/100/86400))  * 1000 * 86400" office:value-type="float" office:value="1.97704380454979">
            <text:p>1.98</text:p>
          </table:table-cell>
          <table:table-cell table:style-name="ce11" table:formula="of:=(0.61 * (0.439+0.01124*[.J$22]) * [.$H26] / 1000 / (2501-2.375*[.J$22])/1000   - (0.012/100/86400))  * 1000 * 86400" office:value-type="float" office:value="2.22622953678474">
            <text:p>2.23</text:p>
          </table:table-cell>
          <table:table-cell table:style-name="ce11" table:formula="of:=(0.61 * (0.439+0.01124*[.K$22]) * [.$H26] / 1000 / (2501-2.375*[.K$22])/1000   - (0.012/100/86400))  * 1000 * 86400" office:value-type="float" office:value="2.47781578056077">
            <text:p>2.48</text:p>
          </table:table-cell>
          <table:table-cell table:style-name="ce11" table:formula="of:=(0.61 * (0.439+0.01124*[.L$22]) * [.$H26] / 1000 / (2501-2.375*[.L$22])/1000   - (0.012/100/86400))  * 1000 * 86400" office:value-type="float" office:value="2.73183739148156">
            <text:p>2.73</text:p>
          </table:table-cell>
          <table:table-cell table:style-name="ce11" table:formula="of:=(0.61 * (0.439+0.01124*[.M$22]) * [.$H26] / 1000 / (2501-2.375*[.M$22])/1000   - (0.012/100/86400))  * 1000 * 86400" office:value-type="float" office:value="2.98832990324067">
            <text:p>2.99</text:p>
          </table:table-cell>
          <table:table-cell table:style-name="ce11" table:formula="of:=(0.61 * (0.439+0.01124*[.N$22]) * [.$H26] / 1000 / (2501-2.375*[.N$22])/1000   - (0.012/100/86400))  * 1000 * 86400" office:value-type="float" office:value="3.24732954419179">
            <text:p>3.2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06/18/2012</text:date>, <text:time>14:4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Kneis</meta:initial-creator>
    <meta:creation-date>2012-06-18T12:08:18</meta:creation-date>
    <dc:date>2012-06-18T14:43:11</dc:date>
    <dc:creator>David Kneis</dc:creator>
    <meta:editing-duration>PT02H19M42S</meta:editing-duration>
    <meta:editing-cycles>4</meta:editing-cycles>
    <meta:generator>OpenOffice.org/3.2$Linux OpenOffice.org_project/320m12$Build-9483</meta:generator>
    <meta:printed-by>David Kneis</meta:printed-by>
    <meta:print-date>2012-06-18T14:37:43</meta:print-date>
    <meta:document-statistic meta:table-count="3" meta:cell-count="1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752cm" svg:height="6.643cm" xlink:href=".." chart:class="chart:scatter" chart:style-name="ch1">
        <chart:legend chart:legend-position="end" svg:x="4.619cm" svg:y="2.375cm" chart:style-name="ch2"/>
        <chart:plot-area chart:style-name="ch3" table:cell-range-address="Sheet1.A4:Sheet1.A9 Sheet1.E4:Sheet1.F9" chart:data-source-has-labels="row" svg:x="0.135cm" svg:y="0.132cm" svg:width="4.35cm" svg:height="6.24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9" chart:label-cell-address="Sheet1.E4:Sheet1.E4" chart:class="chart:scatter">
            <chart:domain table:cell-range-address="Sheet1.A5:Sheet1.A9"/>
            <chart:data-point chart:repeated="5"/>
          </chart:series>
          <chart:series chart:style-name="ch7" chart:values-cell-range-address="Sheet1.F5:Sheet1.F9" chart:label-cell-address="Sheet1.F4:Sheet1.F4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E4:Sheet1.E4">s/s+gamma</text:p>
              </table:table-cell>
              <table:table-cell office:value-type="string">
                <text:p text:id="Sheet1.F4:Sheet1.F4">direct approxim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5:Sheet1.A9">0</text:p>
              </table:table-cell>
              <table:table-cell office:value-type="float" office:value="0.40757525345372">
                <text:p text:id="Sheet1.E5:Sheet1.E9">0.40757525345372</text:p>
              </table:table-cell>
              <table:table-cell office:value-type="float" office:value="0.439">
                <text:p text:id="Sheet1.F5:Sheet1.F9">0.4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484012791117602">
                <text:p>0.484012791117602</text:p>
              </table:table-cell>
              <table:table-cell office:value-type="float" office:value="0.4952">
                <text:p>0.4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557869507428425">
                <text:p>0.557869507428425</text:p>
              </table:table-cell>
              <table:table-cell office:value-type="float" office:value="0.5514">
                <text:p>0.5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87426549267196">
                <text:p>0.687426549267196</text:p>
              </table:table-cell>
              <table:table-cell office:value-type="float" office:value="0.6638">
                <text:p>0.6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.785604173575645">
                <text:p>0.785604173575645</text:p>
              </table:table-cell>
              <table:table-cell office:value-type="float" office:value="0.7762">
                <text:p>0.7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